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53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aete table branch(branchid varchar(20)PRIMARY KEY,branchname varchar(20) NOT NULL,HOD varchar(20) NOT NULL);</text:p>
      <text:p text:style-name="Standard"/>
      <text:p text:style-name="Standard">+------------+-------------+------+-----+---------+-------+</text:p>
      <text:p text:style-name="Standard">| Field <text:s text:c="5"/>| Type <text:s text:c="7"/>| Null | Key | Default | Extra |</text:p>
      <text:p text:style-name="Standard">+------------+-------------+------+-----+---------+-------+</text:p>
      <text:p text:style-name="Standard">| branchid <text:s text:c="2"/>| varchar(20) | NO <text:s text:c="2"/>| PRI | NULL <text:s text:c="3"/>| <text:s text:c="6"/>|</text:p>
      <text:p text:style-name="Standard">| branchname | varchar(20) | YES <text:s/>| <text:s text:c="4"/>| NULL <text:s text:c="3"/>| <text:s text:c="6"/>|</text:p>
      <text:p text:style-name="Standard">| HOD <text:s text:c="7"/>| varchar(20) | YES <text:s/>| <text:s text:c="4"/>| NULL <text:s text:c="3"/>| <text:s text:c="6"/>|</text:p>
      <text:p text:style-name="Standard">+------------+-------------+------+-----+---------+-------+</text:p>
      <text:p text:style-name="Standard">3 rows in set (0.01 sec)</text:p>
      <text:p text:style-name="Standard"/>
      <text:p text:style-name="Standard">create table student(USN varchar(20)PRIMARY KEY,name varchar(20),address varchar(20),branchid varchar(20),foreign key (branchid) references branch(branchid));</text:p>
      <text:p text:style-name="Standard"/>
      <text:p text:style-name="Standard">+----------+-------------+------+-----+---------+-------+</text:p>
      <text:p text:style-name="Standard">| Field <text:s text:c="3"/>| Type <text:s text:c="7"/>| Null | Key | Default | Extra |</text:p>
      <text:p text:style-name="Standard">+----------+-------------+------+-----+---------+-------+</text:p>
      <text:p text:style-name="Standard">| USN <text:s text:c="5"/>| varchar(20) | NO <text:s text:c="2"/>| PRI | NULL <text:s text:c="3"/>| <text:s text:c="6"/>|</text:p>
      <text:p text:style-name="Standard">| name <text:s text:c="4"/>| varchar(20) | YES <text:s/>| <text:s text:c="4"/>| NULL <text:s text:c="3"/>| <text:s text:c="6"/>|</text:p>
      <text:p text:style-name="Standard">| address <text:s/>| varchar(20) | YES <text:s/>| <text:s text:c="4"/>| NULL <text:s text:c="3"/>| <text:s text:c="6"/>|</text:p>
      <text:p text:style-name="Standard">| branchid | varchar(20) | YES <text:s/>| MUL | NULL <text:s text:c="3"/>| <text:s text:c="6"/>|</text:p>
      <text:p text:style-name="Standard">+----------+-------------+------+-----+---------+-------+</text:p>
      <text:p text:style-name="Standard">4 rows in set (0.00 sec)</text:p>
      <text:p text:style-name="Standard"/>
      <text:p text:style-name="Standard">create table author(authorid varchar(20)primary key,authorname varchar(20),country varchar(20),age int(10));</text:p>
      <text:p text:style-name="Standard"/>
      <text:p text:style-name="Standard">+------------+-------------+------+-----+---------+-------+</text:p>
      <text:p text:style-name="Standard">| Field <text:s text:c="5"/>| Type <text:s text:c="7"/>| Null | Key | Default | Extra |</text:p>
      <text:p text:style-name="Standard">+------------+-------------+------+-----+---------+-------+</text:p>
      <text:p text:style-name="Standard">| authorid <text:s text:c="2"/>| varchar(20) | NO <text:s text:c="2"/>| PRI | NULL <text:s text:c="3"/>| <text:s text:c="6"/>|</text:p>
      <text:p text:style-name="Standard">| authorname | varchar(20) | YES <text:s/>| <text:s text:c="4"/>| NULL <text:s text:c="3"/>| <text:s text:c="6"/>|</text:p>
      <text:p text:style-name="Standard">| country <text:s text:c="3"/>| varchar(20) | YES <text:s/>| <text:s text:c="4"/>| NULL <text:s text:c="3"/>| <text:s text:c="6"/>|</text:p>
      <text:p text:style-name="Standard">| age <text:s text:c="7"/>| int <text:s text:c="8"/>| YES <text:s/>| <text:s text:c="4"/>| NULL <text:s text:c="3"/>| <text:s text:c="6"/>|</text:p>
      <text:p text:style-name="Standard">+------------+-------------+------+-----+---------+-------+</text:p>
      <text:p text:style-name="Standard">4 rows in set (0.01 sec)</text:p>
      <text:p text:style-name="Standard"/>
      <text:p text:style-name="Standard">create table book(bookid varchar(20)PRIMARY KEY,bookname varchar(20),authorid varchar(20),publisher varchar(20),branchid varchar(20),foreign key(authorid) references author(authorid),foreign key(branchid) references branch(branchid));</text:p>
      <text:p text:style-name="Standard"/>
      <text:p text:style-name="Standard">+-----------+-------------+------+-----+---------+-------+</text:p>
      <text:p text:style-name="Standard">| Field <text:s text:c="4"/>| Type <text:s text:c="7"/>| Null | Key | Default | Extra |</text:p>
      <text:p text:style-name="Standard">+-----------+-------------+------+-----+---------+-------+</text:p>
      <text:p text:style-name="Standard">| bookid <text:s text:c="3"/>| varchar(20) | NO <text:s text:c="2"/>| PRI | NULL <text:s text:c="3"/>| <text:s text:c="6"/>|</text:p>
      <text:p text:style-name="Standard">| bookname <text:s/>| varchar(20) | YES <text:s/>| <text:s text:c="4"/>| NULL <text:s text:c="3"/>| <text:s text:c="6"/>|</text:p>
      <text:p text:style-name="Standard">| authorid <text:s/>| varchar(20) | YES <text:s/>| MUL | NULL <text:s text:c="3"/>| <text:s text:c="6"/>|</text:p>
      <text:p text:style-name="Standard">| publisher | varchar(20) | YES <text:s/>| <text:s text:c="4"/>| NULL <text:s text:c="3"/>| <text:s text:c="6"/>|</text:p>
      <text:p text:style-name="Standard">| branchid <text:s/>| varchar(20) | YES <text:s/>| MUL | NULL <text:s text:c="3"/>| <text:s text:c="6"/>|</text:p>
      <text:p text:style-name="Standard">+-----------+-------------+------+-----+---------+-------+</text:p>
      <text:p text:style-name="Standard">5 rows in set (0.00 sec)</text:p>
      <text:p text:style-name="Standard"><text:soft-page-break/></text:p>
      <text:p text:style-name="Standard">create table borrow(USN varchar(10),bookid varchar(20),borrow_date date,foreign key(USN)references student(USN),foreign key(bookid)references book(bookid));</text:p>
      <text:p text:style-name="Standard"/>
      <text:p text:style-name="Standard">+-------------+-------------+------+-----+---------+-------+</text:p>
      <text:p text:style-name="Standard">| Field <text:s text:c="6"/>| Type <text:s text:c="7"/>| Null | Key | Default | Extra |</text:p>
      <text:p text:style-name="Standard">+-------------+-------------+------+-----+---------+-------+</text:p>
      <text:p text:style-name="Standard">| USN <text:s text:c="8"/>| varchar(10) | YES <text:s/>| MUL | NULL <text:s text:c="3"/>| <text:s text:c="6"/>|</text:p>
      <text:p text:style-name="Standard">| bookid <text:s text:c="5"/>| varchar(20) | YES <text:s/>| MUL | NULL <text:s text:c="3"/>| <text:s text:c="6"/>|</text:p>
      <text:p text:style-name="Standard">| borrow_date | date <text:s text:c="7"/>| YES <text:s/>| <text:s text:c="4"/>| NULL <text:s text:c="3"/>| <text:s text:c="6"/>|</text:p>
      <text:p text:style-name="Standard">+-------------+-------------+------+-----+---------+-------+</text:p>
      <text:p text:style-name="Standard">3 rows in set (0.00 sec)</text:p>
      <text:p text:style-name="Standard"/>
      <text:p text:style-name="Standard">mysql&gt; show tables;</text:p>
      <text:p text:style-name="Standard">+-----------------------------+</text:p>
      <text:p text:style-name="Standard">| Tables_in_VP21MC051_college |</text:p>
      <text:p text:style-name="Standard">+-----------------------------+</text:p>
      <text:p text:style-name="Standard">| author <text:s text:c="21"/>|</text:p>
      <text:p text:style-name="Standard">| book <text:s text:c="23"/>|</text:p>
      <text:p text:style-name="Standard">| borrow <text:s text:c="21"/>|</text:p>
      <text:p text:style-name="Standard">| branch <text:s text:c="21"/>|</text:p>
      <text:p text:style-name="Standard">| student <text:s text:c="20"/>|</text:p>
      <text:p text:style-name="Standard">+-----------------------------+</text:p>
      <text:p text:style-name="Standard">5 rows in set (0.00 sec)</text:p>
      <text:p text:style-name="Standard"/>
      <text:p text:style-name="Standard"><text:span text:style-name="T1">i</text:span>nsert into branch values("b1","MCA","Dr.vandana");</text:p>
      <text:p text:style-name="Standard">Query OK, 1 row affected (0.00 sec)</text:p>
      <text:p text:style-name="Standard"/>
      <text:p text:style-name="Standard">mysql&gt; insert into branch values("b2","MBA","Dr.iyer");</text:p>
      <text:p text:style-name="Standard">Query OK, 1 row affected (0.01 sec)</text:p>
      <text:p text:style-name="Standard"/>
      <text:p text:style-name="Standard">mysql&gt; insert into branch values("b3","CS","Dr.krishna mohan");</text:p>
      <text:p text:style-name="Standard">Query OK, 1 row affected (0.00 sec)</text:p>
      <text:p text:style-name="Standard"/>
      <text:p text:style-name="Standard">mysql&gt; insert into branch values("b4","MECH","Dr.manujesh");</text:p>
      <text:p text:style-name="Standard">Query OK, 1 row affected (0.01 sec)</text:p>
      <text:p text:style-name="Standard"/>
      <text:p text:style-name="Standard">mysql&gt; insert into branch values("b5","CIVIL","Dr.anand");</text:p>
      <text:p text:style-name="Standard">Query OK, 1 row affected (0.01 sec)</text:p>
      <text:p text:style-name="Standard"/>
      <text:p text:style-name="Standard">select * from branch;</text:p>
      <text:p text:style-name="Standard">+----------+------------+------------------+</text:p>
      <text:p text:style-name="Standard">| branchid | branchname | HOD <text:s text:c="13"/>|</text:p>
      <text:p text:style-name="Standard">+----------+------------+------------------+</text:p>
      <text:p text:style-name="Standard">| b1 <text:s text:c="6"/>| MCA <text:s text:c="7"/>| Dr.vandana <text:s text:c="6"/>|</text:p>
      <text:p text:style-name="Standard">| b2 <text:s text:c="6"/>| MBA <text:s text:c="7"/>| Dr.iyer <text:s text:c="9"/>|</text:p>
      <text:p text:style-name="Standard">| b3 <text:s text:c="6"/>| CS <text:s text:c="8"/>| Dr.krishna mohan |</text:p>
      <text:p text:style-name="Standard">| b4 <text:s text:c="6"/>| MECH <text:s text:c="6"/>| Dr.manujesh <text:s text:c="5"/>|</text:p>
      <text:p text:style-name="Standard">| b5 <text:s text:c="6"/>| CIVIL <text:s text:c="5"/>| Dr.anand <text:s text:c="8"/>|</text:p>
      <text:p text:style-name="Standard">+----------+------------+------------------+</text:p>
      <text:p text:style-name="Standard">5 rows in set (0.00 sec)</text:p>
      <text:p text:style-name="Standard"/>
      <text:p text:style-name="Standard"><text:soft-page-break/>mysql&gt; insert into student values("4VP21MC02","shruthi","puttur","b2","2");</text:p>
      <text:p text:style-name="Standard">Query OK, 1 row affected (0.01 sec)</text:p>
      <text:p text:style-name="Standard"/>
      <text:p text:style-name="Standard">mysql&gt; insert into student values("4VP21MC03","rashmi","puttur","b2","2");</text:p>
      <text:p text:style-name="Standard">Query OK, 1 row affected (0.00 sec)</text:p>
      <text:p text:style-name="Standard"/>
      <text:p text:style-name="Standard">mysql&gt; insert into student values("4VP21MC04","preethi","puttur","b2","2");</text:p>
      <text:p text:style-name="Standard">Query OK, 1 row affected (0.00 sec)</text:p>
      <text:p text:style-name="Standard"/>
      <text:p text:style-name="Standard">mysql&gt; insert into student values("4VP21MC05","sahana","puttur","b2","2");</text:p>
      <text:p text:style-name="Standard">Query OK, 1 row affected (0.00 sec)</text:p>
      <text:p text:style-name="Standard"/>
      <text:p text:style-name="Standard">mysql&gt; insert into student values("4VP21MC06","jansi","puttur","b2","2");</text:p>
      <text:p text:style-name="Standard">Query OK, 1 row affected (0.01 sec)</text:p>
      <text:p text:style-name="Standard"/>
      <text:p text:style-name="Standard">mysql&gt; insert into student values("4VP21MC07","abhi","puttur","b2","2");</text:p>
      <text:p text:style-name="Standard">Query OK, 1 row affected (0.00 sec)</text:p>
      <text:p text:style-name="Standard"/>
      <text:p text:style-name="Standard">mysql&gt; select * from student;</text:p>
      <text:p text:style-name="Standard">+------------+---------+---------+----------+------+</text:p>
      <text:p text:style-name="Standard">| USN <text:s text:c="7"/>| name <text:s text:c="3"/>| address | branchid | sem <text:s/>|</text:p>
      <text:p text:style-name="Standard">+------------+---------+---------+----------+------+</text:p>
      <text:p text:style-name="Standard">| 4VP21MC01 <text:s/>| teju <text:s text:c="3"/>| puttur <text:s/>| b1 <text:s text:c="6"/>| 2 <text:s text:c="3"/>|</text:p>
      <text:p text:style-name="Standard">| 4VP21MC02 <text:s/>| shruthi | puttur <text:s/>| b2 <text:s text:c="6"/>| 2 <text:s text:c="3"/>|</text:p>
      <text:p text:style-name="Standard">| 4VP21MC03 <text:s/>| rashmi <text:s/>| puttur <text:s/>| b2 <text:s text:c="6"/>| 2 <text:s text:c="3"/>|</text:p>
      <text:p text:style-name="Standard">| 4VP21MC04 <text:s/>| preethi | puttur <text:s/>| b2 <text:s text:c="6"/>| 2 <text:s text:c="3"/>|</text:p>
      <text:p text:style-name="Standard">| 4VP21MC05 <text:s/>| sahana <text:s/>| puttur <text:s/>| b2 <text:s text:c="6"/>| 2 <text:s text:c="3"/>|</text:p>
      <text:p text:style-name="Standard">| 4VP21MC051 | teju <text:s text:c="3"/>| puttur <text:s/>| b1 <text:s text:c="6"/>| NULL |</text:p>
      <text:p text:style-name="Standard">| 4VP21MC06 <text:s/>| jansi <text:s text:c="2"/>| puttur <text:s/>| b2 <text:s text:c="6"/>| 2 <text:s text:c="3"/>|</text:p>
      <text:p text:style-name="Standard">| 4VP21MC07 <text:s/>| abhi <text:s text:c="3"/>| puttur <text:s/>| b2 <text:s text:c="6"/>| 2 <text:s text:c="3"/>|</text:p>
      <text:p text:style-name="Standard">+------------+---------+---------+----------+------+</text:p>
      <text:p text:style-name="Standard">8 rows in set (0.00 sec)</text:p>
      <text:p text:style-name="Standard"/>
      <text:p text:style-name="Standard"/>
      <text:p text:style-name="Standard">mysql&gt; insert into author values("1","Ramez Elmasri","Arlinhton",51);</text:p>
      <text:p text:style-name="Standard">Query OK, 1 row affected (0.00 sec)</text:p>
      <text:p text:style-name="Standard"/>
      <text:p text:style-name="Standard">mysql&gt; insert into author values("2","Baidyanath Mishra","India",52);</text:p>
      <text:p text:style-name="Standard">Query OK, 1 row affected (0.00 sec)</text:p>
      <text:p text:style-name="Standard"/>
      <text:p text:style-name="Standard">mysql&gt; insert into author values("3","Ellis Horowitz","US",41);</text:p>
      <text:p text:style-name="Standard">Query OK, 1 row affected (0.00 sec)</text:p>
      <text:p text:style-name="Standard"/>
      <text:p text:style-name="Standard">mysql&gt; insert into author values("5","Yunus","Japan",34);</text:p>
      <text:p text:style-name="Standard">Query OK, 1 row affected (0.00 sec)</text:p>
      <text:p text:style-name="Standard"/>
      <text:p text:style-name="Standard">mysql&gt; insert into author values("4","Deepak kehamani","India",39);</text:p>
      <text:p text:style-name="Standard">Query OK, 1 row affected (0.00 sec)</text:p>
      <text:p text:style-name="Standard"/>
      <text:p text:style-name="Standard">mysql&gt; select * from author;</text:p>
      <text:p text:style-name="Standard">+----------+-------------------+-----------+------+</text:p>
      <text:p text:style-name="Standard">| authorid | authorname <text:s text:c="7"/>| country <text:s text:c="2"/>| age <text:s/>|</text:p>
      <text:p text:style-name="Standard"><text:soft-page-break/>+----------+-------------------+-----------+------+</text:p>
      <text:p text:style-name="Standard">| 1 <text:s text:c="7"/>| Ramez Elmasri <text:s text:c="4"/>| Arlinhton | <text:s text:c="2"/>51 |</text:p>
      <text:p text:style-name="Standard">| 2 <text:s text:c="7"/>| Baidyanath Mishra | India <text:s text:c="4"/>| <text:s text:c="2"/>52 |</text:p>
      <text:p text:style-name="Standard">| 3 <text:s text:c="7"/>| Ellis Horowitz <text:s text:c="3"/>| US <text:s text:c="7"/>| <text:s text:c="2"/>41 |</text:p>
      <text:p text:style-name="Standard">| 4 <text:s text:c="7"/>| Deepak kehamani <text:s text:c="2"/>| India <text:s text:c="4"/>| <text:s text:c="2"/>39 |</text:p>
      <text:p text:style-name="Standard">| 5 <text:s text:c="7"/>| Yunus <text:s text:c="12"/>| Japan <text:s text:c="4"/>| <text:s text:c="2"/>34 |</text:p>
      <text:p text:style-name="Standard">+----------+-------------------+-----------+------+</text:p>
      <text:p text:style-name="Standard">5 rows in set (0.00 sec)</text:p>
      <text:p text:style-name="Standard"/>
      <text:p text:style-name="Standard">insert into book values("BK1","DBMS","1","PEARSON","b1");</text:p>
      <text:p text:style-name="Standard">Query OK, 1 row affected (0.01 sec)</text:p>
      <text:p text:style-name="Standard"/>
      <text:p text:style-name="Standard">mysql&gt; insert into book values("BK2","RMI","2","PEARSON","b2");</text:p>
      <text:p text:style-name="Standard">Query OK, 1 row affected (0.00 sec)</text:p>
      <text:p text:style-name="Standard"/>
      <text:p text:style-name="Standard">mysql&gt; insert into book values("BK3","DATA STRUCTURE","3","MC Graw Hill","b3");</text:p>
      <text:p text:style-name="Standard">Query OK, 1 row affected (0.01 sec)</text:p>
      <text:p text:style-name="Standard"/>
      <text:p text:style-name="Standard">mysql&gt; insert into book values("BK5","THERMO DYANAMICS","5","TAYLOR","b5");</text:p>
      <text:p text:style-name="Standard">Query OK, 1 row affected (0.00 sec)</text:p>
      <text:p text:style-name="Standard"/>
      <text:p text:style-name="Standard">mysql&gt; insert into book values("BK4","AI","4","MC Graw Hill","b4");</text:p>
      <text:p text:style-name="Standard">Query OK, 1 row affected (0.01 sec)</text:p>
      <text:p text:style-name="Standard"/>
      <text:p text:style-name="Standard">mysql&gt; insert into book values("BK6","ALGORITHM","3","MC Graw Hill","b3");</text:p>
      <text:p text:style-name="Standard">Query OK, 1 row affected (0.01 sec)</text:p>
      <text:p text:style-name="Standard"/>
      <text:p text:style-name="Standard">mysql&gt; select * from book;</text:p>
      <text:p text:style-name="Standard">+--------+------------------+----------+--------------+----------+</text:p>
      <text:p text:style-name="Standard">| bookid | bookname <text:s text:c="8"/>| authorid | publisher <text:s text:c="3"/>| branchid |</text:p>
      <text:p text:style-name="Standard">+--------+------------------+----------+--------------+----------+</text:p>
      <text:p text:style-name="Standard">| BK1 <text:s text:c="3"/>| DBMS <text:s text:c="12"/>| 1 <text:s text:c="7"/>| PEARSON <text:s text:c="5"/>| b1 <text:s text:c="6"/>|</text:p>
      <text:p text:style-name="Standard">| BK2 <text:s text:c="3"/>| RMI <text:s text:c="13"/>| 2 <text:s text:c="7"/>| PEARSON <text:s text:c="5"/>| b2 <text:s text:c="6"/>|</text:p>
      <text:p text:style-name="Standard">| BK3 <text:s text:c="3"/>| DATA STRUCTURE <text:s text:c="2"/>| 3 <text:s text:c="7"/>| MC Graw Hill | b3 <text:s text:c="6"/>|</text:p>
      <text:p text:style-name="Standard">| BK4 <text:s text:c="3"/>| AI <text:s text:c="14"/>| 4 <text:s text:c="7"/>| MC Graw Hill | b4 <text:s text:c="6"/>|</text:p>
      <text:p text:style-name="Standard">| BK5 <text:s text:c="3"/>| THERMO DYANAMICS | 5 <text:s text:c="7"/>| TAYLOR <text:s text:c="6"/>| b5 <text:s text:c="6"/>|</text:p>
      <text:p text:style-name="Standard">| BK6 <text:s text:c="3"/>| ALGORITHM <text:s text:c="7"/>| 3 <text:s text:c="7"/>| MC Graw Hill | b3 <text:s text:c="6"/>|</text:p>
      <text:p text:style-name="Standard">+--------+------------------+----------+--------------+----------+</text:p>
      <text:p text:style-name="Standard">6 rows in set (0.01 sec)</text:p>
      <text:p text:style-name="Standard"/>
      <text:p text:style-name="Standard"><text:s/>insert into borrow values("4VP21MC01","BK1","2022-01-01");</text:p>
      <text:p text:style-name="Standard">Query OK, 1 row affected (0.01 sec)</text:p>
      <text:p text:style-name="Standard"/>
      <text:p text:style-name="Standard">insert into borrow values("4VP21MC02","BK4","2022-02-01");</text:p>
      <text:p text:style-name="Standard">Query OK, 1 row affected (0.01 sec)</text:p>
      <text:p text:style-name="Standard"/>
      <text:p text:style-name="Standard">mysql&gt; insert into borrow values("4VP21MC02","BK1","2022-02-04");</text:p>
      <text:p text:style-name="Standard">Query OK, 1 row affected (0.00 sec)</text:p>
      <text:p text:style-name="Standard"/>
      <text:p text:style-name="Standard">mysql&gt; insert into borrow values("4VP21MC03","BK1","2022-08-14");</text:p>
      <text:p text:style-name="Standard">Query OK, 1 row affected (0.01 sec)</text:p>
      <text:p text:style-name="Standard"/>
      <text:p text:style-name="Standard"><text:soft-page-break/>mysql&gt; insert into borrow values("4VP21MC06","BK3","2022-04-20");</text:p>
      <text:p text:style-name="Standard">Query OK, 1 row affected (0.01 sec)</text:p>
      <text:p text:style-name="Standard"/>
      <text:p text:style-name="Standard">mysql&gt; insert into borrow values("4VP21MC07","BK2","2022-05-21");</text:p>
      <text:p text:style-name="Standard">Query OK, 1 row affected (0.01 sec)</text:p>
      <text:p text:style-name="Standard"/>
      <text:p text:style-name="Standard">mysql&gt; insert into borrow values("4VP21MC05","BK3","2022-09-27");</text:p>
      <text:p text:style-name="Standard">Query OK, 1 row affected (0.01 sec)</text:p>
      <text:p text:style-name="Standard"/>
      <text:p text:style-name="Standard">mysql&gt; select * from borrow;</text:p>
      <text:p text:style-name="Standard">+-----------+--------+-------------+</text:p>
      <text:p text:style-name="Standard">| USN <text:s text:c="6"/>| bookid | borrow_date |</text:p>
      <text:p text:style-name="Standard">+-----------+--------+-------------+</text:p>
      <text:p text:style-name="Standard">| 4VP21MC01 | BK1 <text:s text:c="3"/>| 2022-01-01 <text:s/>|</text:p>
      <text:p text:style-name="Standard">| 4VP21MC02 | BK4 <text:s text:c="3"/>| 2022-02-01 <text:s/>|</text:p>
      <text:p text:style-name="Standard">| 4VP21MC02 | BK1 <text:s text:c="3"/>| 2022-02-04 <text:s/>|</text:p>
      <text:p text:style-name="Standard">| 4VP21MC03 | BK1 <text:s text:c="3"/>| 2022-08-14 <text:s/>|</text:p>
      <text:p text:style-name="Standard">| 4VP21MC06 | BK3 <text:s text:c="3"/>| 2022-04-20 <text:s/>|</text:p>
      <text:p text:style-name="Standard">| 4VP21MC07 | BK2 <text:s text:c="3"/>| 2022-05-21 <text:s/>|</text:p>
      <text:p text:style-name="Standard">| 4VP21MC05 | BK3 <text:s text:c="3"/>| 2022-09-27 <text:s/>|</text:p>
      <text:p text:style-name="Standard">+-----------+--------+-------------+</text:p>
      <text:p text:style-name="Standard">7 rows in set (0.01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15:30:04.561144147</meta:creation-date>
    <dc:date>2022-07-15T16:34:24.820820725</dc:date>
    <meta:editing-duration>PT44M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5" meta:paragraph-count="179" meta:word-count="1334" meta:character-count="9205" meta:non-whitespace-character-count="7227"/>
  </office:meta>
</office:document-meta>
</file>